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51354" officeooo:paragraph-rsid="00151354" style:font-size-asian="14pt" style:font-size-complex="16pt"/>
    </style:style>
    <style:style style:name="P2" style:family="paragraph" style:parent-style-name="Standard">
      <style:text-properties fo:font-size="16pt" officeooo:rsid="0015997c" officeooo:paragraph-rsid="0015997c" style:font-size-asian="14pt" style:font-size-complex="16pt"/>
    </style:style>
    <style:style style:name="P3" style:family="paragraph" style:parent-style-name="Standard">
      <style:text-properties fo:font-size="16pt" officeooo:rsid="0015b9f9" officeooo:paragraph-rsid="0015b9f9" style:font-size-asian="14pt" style:font-size-complex="16pt"/>
    </style:style>
    <style:style style:name="P4" style:family="paragraph" style:parent-style-name="Standard">
      <style:text-properties fo:font-size="16pt" officeooo:rsid="00175c57" officeooo:paragraph-rsid="00175c57" style:font-size-asian="14pt" style:font-size-complex="16pt"/>
    </style:style>
    <style:style style:name="P5" style:family="paragraph" style:parent-style-name="Standard">
      <style:text-properties fo:font-size="16pt" officeooo:rsid="0018eb07" officeooo:paragraph-rsid="0018eb07" style:font-size-asian="14pt" style:font-size-complex="16pt"/>
    </style:style>
    <style:style style:name="P6" style:family="paragraph" style:parent-style-name="Standard">
      <style:text-properties fo:font-size="16pt" officeooo:rsid="001a60e0" officeooo:paragraph-rsid="001a60e0" style:font-size-asian="14pt" style:font-size-complex="16pt"/>
    </style:style>
    <style:style style:name="P7" style:family="paragraph" style:parent-style-name="Standard">
      <style:text-properties fo:font-size="16pt" officeooo:rsid="001bb38b" officeooo:paragraph-rsid="001bb38b" style:font-size-asian="14pt" style:font-size-complex="16pt"/>
    </style:style>
    <style:style style:name="T1" style:family="text">
      <style:text-properties officeooo:rsid="0018eb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clude&lt;stdio.h&gt;</text:p>
      <text:p text:style-name="P1">#include&lt;string.h&gt;</text:p>
      <text:p text:style-name="P1">#include&lt;stdlib.h&gt;</text:p>
      <text:p text:style-name="P1">int main()</text:p>
      <text:p text:style-name="P1">{</text:p>
      <text:p text:style-name="P1"><text:s text:c="4"/>char *p,*q;</text:p>
      <text:p text:style-name="P1"><text:s text:c="4"/>int n;</text:p>
      <text:p text:style-name="P1"><text:s text:c="4"/>p=(char*)malloc(25*sizeof(char));</text:p>
      <text:p text:style-name="P1"><text:s text:c="4"/>printf("Enter the String:-");</text:p>
      <text:p text:style-name="P1"><text:s text:c="4"/>scanf("%s",p);</text:p>
      <text:p text:style-name="P1"><text:s text:c="4"/>n=strlen(p);</text:p>
      <text:p text:style-name="P1"><text:s text:c="4"/>q=realloc(p,n);</text:p>
      <text:p text:style-name="P1"><text:s text:c="4"/>printf("%ld",sizeof(q));</text:p>
      <text:p text:style-name="P1"><text:s text:c="4"/>printf("\n");</text:p>
      <text:p text:style-name="P1"><text:s text:c="4"/>return 0;</text:p>
      <text:p text:style-name="P1">}</text:p>
      <text:p text:style-name="P1"/>
      <text:p text:style-name="P1">2.#include&lt;stdio.h&gt;</text:p>
      <text:p text:style-name="P1">#include&lt;stdlib.h&gt;</text:p>
      <text:p text:style-name="P1">int main()</text:p>
      <text:p text:style-name="P1">{</text:p>
      <text:p text:style-name="P1"><text:s text:c="4"/>int n,*p,avg=0,sum=0,i;</text:p>
      <text:p text:style-name="P1"><text:s text:c="4"/>printf("Enter total number of values :-");</text:p>
      <text:p text:style-name="P1"><text:s text:c="4"/>scanf("%d",&amp;n);</text:p>
      <text:p text:style-name="P1"><text:s text:c="4"/>p=calloc(5,2*sizeof(int));</text:p>
      <text:p text:style-name="P1"><text:s text:c="4"/>printf("Enter the values:-");</text:p>
      <text:p text:style-name="P1"><text:s text:c="4"/>for(i=0;i&lt;n;i++)</text:p>
      <text:p text:style-name="P1"><text:s text:c="8"/>scanf("%d",(p+i));</text:p>
      <text:p text:style-name="P1"><text:s text:c="4"/>for(i=0;i&lt;n;i++)</text:p>
      <text:p text:style-name="P1"><text:s text:c="8"/>sum=sum+(*(p+i));</text:p>
      <text:p text:style-name="P1"><text:s text:c="4"/>avg=sum/n;</text:p>
      <text:p text:style-name="P1"><text:s text:c="4"/>printf("The average is %d.",avg);</text:p>
      <text:p text:style-name="P1"><text:s text:c="4"/>printf("\n");</text:p>
      <text:p text:style-name="P1"><text:s text:c="4"/>return 0;</text:p>
      <text:p text:style-name="P1">}</text:p>
      <text:p text:style-name="P1"/>
      <text:p text:style-name="P2">3.#include&lt;stdio.h&gt;</text:p>
      <text:p text:style-name="P2">#include&lt;stdlib.h&gt;</text:p>
      <text:p text:style-name="P2">int main()</text:p>
      <text:p text:style-name="P2"><text:soft-page-break/>{</text:p>
      <text:p text:style-name="P2"><text:s text:c="4"/>int n,*p,sum=0,i;</text:p>
      <text:p text:style-name="P2"><text:s text:c="4"/>printf("Enter total numbers required :-");</text:p>
      <text:p text:style-name="P2"><text:s text:c="4"/>scanf("%d",&amp;n);</text:p>
      <text:p text:style-name="P2"><text:s text:c="4"/>for(i=0;i&lt;n;i++)</text:p>
      <text:p text:style-name="P2"><text:s text:c="4"/>{</text:p>
      <text:p text:style-name="P2"><text:s text:c="8"/>p=(int*)malloc(1*sizeof(int));</text:p>
      <text:p text:style-name="P2"><text:s text:c="8"/>printf("Enter %d number:-",i+1);</text:p>
      <text:p text:style-name="P2"><text:s text:c="8"/>scanf("%d",(p+i));</text:p>
      <text:p text:style-name="P2"><text:s text:c="8"/>sum=sum+(*(p+i));</text:p>
      <text:p text:style-name="P2"><text:s text:c="8"/>free(p);</text:p>
      <text:p text:style-name="P2"><text:s text:c="4"/>}</text:p>
      <text:p text:style-name="P2"><text:s text:c="4"/>printf("The sum of the numbers is %d.\n",sum);</text:p>
      <text:p text:style-name="P2"><text:s text:c="4"/>return 0;</text:p>
      <text:p text:style-name="P2">}</text:p>
      <text:p text:style-name="P2"/>
      <text:p text:style-name="P3">4.#include&lt;stdio.h&gt;</text:p>
      <text:p text:style-name="P3">#include&lt;stdlib.h&gt;</text:p>
      <text:p text:style-name="P3">int main()</text:p>
      <text:p text:style-name="P3">{</text:p>
      <text:p text:style-name="P3"><text:s text:c="4"/>char *p;</text:p>
      <text:p text:style-name="P3"><text:s text:c="4"/>p=(char*)malloc(50*sizeof(char));</text:p>
      <text:p text:style-name="P3"><text:s text:c="4"/>printf("Enter the string :-");</text:p>
      <text:p text:style-name="P3"><text:s text:c="4"/>fgets(p,50,stdin);</text:p>
      <text:p text:style-name="P3"><text:s text:c="4"/>printf("\nThe string you entered is:-%s\n",p);</text:p>
      <text:p text:style-name="P3"><text:s text:c="4"/>return 0;</text:p>
      <text:p text:style-name="P3">}</text:p>
      <text:p text:style-name="P3"/>
      <text:p text:style-name="P4"><text:span text:style-name="T1">6</text:span>.#include&lt;stdio.h&gt;</text:p>
      <text:p text:style-name="P4">#include&lt;stdlib.h&gt;</text:p>
      <text:p text:style-name="P4">int main()</text:p>
      <text:p text:style-name="P4">{</text:p>
      <text:p text:style-name="P4"><text:s text:c="4"/>int *p,i,max=0;</text:p>
      <text:p text:style-name="P4"><text:s text:c="4"/>p=(int*)malloc(5*sizeof(int));</text:p>
      <text:p text:style-name="P4"><text:s text:c="4"/>printf("Enter five numbers :-");</text:p>
      <text:p text:style-name="P4"><text:s text:c="4"/>for(i=0;i&lt;5;i++)</text:p>
      <text:p text:style-name="P4"><text:s text:c="8"/>scanf("%d",(p+i));</text:p>
      <text:p text:style-name="P4"><text:s text:c="4"/>for(i=0;i&lt;5;i++)</text:p>
      <text:p text:style-name="P4"><text:s text:c="4"/>{</text:p>
      <text:p text:style-name="P4"><text:soft-page-break/><text:s text:c="8"/>if(*(p+i)&gt;max)</text:p>
      <text:p text:style-name="P4"><text:s text:c="12"/>max=*(p+i);</text:p>
      <text:p text:style-name="P4"><text:s text:c="4"/>}</text:p>
      <text:p text:style-name="P4"><text:s text:c="4"/>printf("The largest number is %d.\n",max);</text:p>
      <text:p text:style-name="P4"><text:s text:c="4"/>return 0;</text:p>
      <text:p text:style-name="P4">}</text:p>
      <text:p text:style-name="P4"/>
      <text:p text:style-name="P5">7.#include&lt;stdio.h&gt;</text:p>
      <text:p text:style-name="P5">#include&lt;stdlib.h&gt;</text:p>
      <text:p text:style-name="P5">int main()</text:p>
      <text:p text:style-name="P5">{</text:p>
      <text:p text:style-name="P5"><text:s text:c="4"/>int *p,i,num=5;</text:p>
      <text:p text:style-name="P5"><text:s text:c="4"/>p=(int*)malloc(5*sizeof(int));</text:p>
      <text:p text:style-name="P5"><text:s text:c="4"/>printf("We have a int pointer p pointing to dynamic array.\n");</text:p>
      <text:p text:style-name="P5"><text:s text:c="4"/>printf("Enter two numbers :-");</text:p>
      <text:p text:style-name="P5"><text:s text:c="4"/>for(i=0;i&lt;2;i++)</text:p>
      <text:p text:style-name="P5"><text:s text:c="8"/>scanf("%d",(p+i));</text:p>
      <text:p text:style-name="P5"><text:s text:c="4"/>p=&amp;num;</text:p>
      <text:p text:style-name="P5"><text:s text:c="4"/>printf("We assigned an int variables addres to pointer p ");</text:p>
      <text:p text:style-name="P5"><text:s text:c="4"/>printf("The pointer is now not pointing to dynamic array but the dynamic array is there in our system it is not deleted .\nThis is called as memory leak where we lose the pointer pointing to dynamic array.\n");</text:p>
      <text:p text:style-name="P5"><text:s text:c="4"/>return 0;</text:p>
      <text:p text:style-name="P5">}</text:p>
      <text:p text:style-name="P5"/>
      <text:p text:style-name="P6">8.#include&lt;stdio.h&gt;</text:p>
      <text:p text:style-name="P6">#include&lt;stdlib.h&gt;</text:p>
      <text:p text:style-name="P6">int main()</text:p>
      <text:p text:style-name="P6">{</text:p>
      <text:p text:style-name="P6"><text:s text:c="4"/>int *p,i,num=5;</text:p>
      <text:p text:style-name="P6"><text:s text:c="4"/>p=(int*)malloc(5*sizeof(int));</text:p>
      <text:p text:style-name="P6"><text:s text:c="4"/>printf("We have a int pointer p pointing to dynamic array.\n");</text:p>
      <text:p text:style-name="P6"><text:s text:c="4"/>printf("Enter two numbers :-");</text:p>
      <text:p text:style-name="P6"><text:s text:c="4"/>for(i=0;i&lt;2;i++)</text:p>
      <text:p text:style-name="P6"><text:s text:c="8"/>scanf("%d",(p+i));</text:p>
      <text:p text:style-name="P6"><text:s text:c="4"/>free(p);</text:p>
      <text:p text:style-name="P6"><text:s text:c="4"/>printf("We used free function so now the data in dynamic array is gone and our pointer is pointing to a empty space .\n This is known as dangling pointer.\n");</text:p>
      <text:p text:style-name="P6"><text:soft-page-break/><text:s text:c="4"/>return 0;</text:p>
      <text:p text:style-name="P6">}</text:p>
      <text:p text:style-name="P6"/>
      <text:p text:style-name="P6">9.#include&lt;stdio.h&gt;</text:p>
      <text:p text:style-name="P6">#include&lt;stdlib.h&gt;</text:p>
      <text:p text:style-name="P6">int main()</text:p>
      <text:p text:style-name="P6">{</text:p>
      <text:p text:style-name="P6"><text:s text:c="4"/>int bytes,i,*p;</text:p>
      <text:p text:style-name="P6"><text:s text:c="4"/>printf("Enter the total number of bytes :-");</text:p>
      <text:p text:style-name="P6"><text:s text:c="4"/>scanf("%d",&amp;bytes);</text:p>
      <text:p text:style-name="P6"><text:s text:c="4"/>p=(int*)malloc((bytes/4)*sizeof(int));</text:p>
      <text:p text:style-name="P6"><text:s text:c="4"/>if(p==NULL)</text:p>
      <text:p text:style-name="P6"><text:s text:c="8"/>printf("Memory Allocation Failed\n");</text:p>
      <text:p text:style-name="P6"><text:s text:c="4"/>else</text:p>
      <text:p text:style-name="P6"><text:s text:c="8"/>printf("Memory Allocated Successfully\n");</text:p>
      <text:p text:style-name="P6"><text:s text:c="4"/>printf("\n");</text:p>
      <text:p text:style-name="P6"><text:s text:c="4"/>return 0;</text:p>
      <text:p text:style-name="P6">}</text:p>
      <text:p text:style-name="P6"/>
      <text:p text:style-name="P7">10.#include&lt;stdio.h&gt;</text:p>
      <text:p text:style-name="P7">#include&lt;stdlib.h&gt;</text:p>
      <text:p text:style-name="P7">int main()</text:p>
      <text:p text:style-name="P7">{</text:p>
      <text:p text:style-name="P7"><text:s text:c="4"/>int *p,i,max=0,min=0;</text:p>
      <text:p text:style-name="P7"><text:s text:c="4"/>p=(int*)malloc(5*sizeof(int));</text:p>
      <text:p text:style-name="P7"><text:s text:c="4"/>printf("Enter five numbers :-");</text:p>
      <text:p text:style-name="P7"><text:s text:c="4"/>for(i=0;i&lt;5;i++)</text:p>
      <text:p text:style-name="P7"><text:s text:c="8"/>scanf("%d",(p+i));</text:p>
      <text:p text:style-name="P7"><text:s text:c="4"/>for(i=0;i&lt;5;i++)</text:p>
      <text:p text:style-name="P7"><text:s text:c="4"/>{</text:p>
      <text:p text:style-name="P7"><text:s text:c="8"/>if(*(p+i)&gt;max)</text:p>
      <text:p text:style-name="P7"><text:s text:c="12"/>max=*(p+i);</text:p>
      <text:p text:style-name="P7"><text:s text:c="4"/>}</text:p>
      <text:p text:style-name="P7"><text:s text:c="4"/>min=*(p);</text:p>
      <text:p text:style-name="P7"><text:s text:c="4"/>for(i=1;i&lt;5;i++)</text:p>
      <text:p text:style-name="P7"><text:s text:c="4"/>{</text:p>
      <text:p text:style-name="P7"><text:s text:c="8"/>if(*(p+i)&lt;min)</text:p>
      <text:p text:style-name="P7"><text:s text:c="12"/>min=*(p+i);</text:p>
      <text:p text:style-name="P7"><text:s text:c="4"/>}</text:p>
      <text:p text:style-name="P7"><text:soft-page-break/><text:s text:c="4"/>printf("The largest number is %d.\n",max);</text:p>
      <text:p text:style-name="P7"><text:s text:c="4"/>printf("The smallest number is %d.\n",min);</text:p>
      <text:p text:style-name="P7"><text:s text:c="4"/>return 0;</text:p>
      <text:p text:style-name="P7">}</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15:00:00.086165008</meta:creation-date>
    <dc:date>2022-09-14T20:24:36.649325029</dc:date>
    <meta:editing-duration>PT6M9S</meta:editing-duration>
    <meta:editing-cycles>1</meta:editing-cycles>
    <meta:document-statistic meta:table-count="0" meta:image-count="0" meta:object-count="0" meta:page-count="5" meta:paragraph-count="148" meta:word-count="332" meta:character-count="3337" meta:non-whitespace-character-count="2657"/>
    <meta:generator>LibreOffice/7.3.5.2$Linux_X86_64 LibreOffice_project/30$Build-2</meta:generator>
  </office:meta>
</office:document-meta>
</file>